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alFunction.Eval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valFunction.getReferenc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alFunction.getArgumentDes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alFunction.execute( SampleResult previousResult , Sampler currentSamp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valFunction.setParameters( Collection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